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Georgia" svg:font-family="Georgia"/>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start" style:justify-single-word="false"/>
    </style:style>
    <style:style style:name="P2" style:family="paragraph" style:parent-style-name="Standard">
      <style:paragraph-properties fo:line-height="115%" fo:text-align="start" style:justify-single-word="false"/>
      <style:text-properties fo:color="#222222" style:font-name="Arial1" fo:font-size="12pt" fo:font-weight="normal" fo:background-color="transparent" style:font-name-asian="Arial1" style:font-name-complex="Arial1"/>
    </style:style>
    <style:style style:name="P3" style:family="paragraph" style:parent-style-name="Standard">
      <style:paragraph-properties fo:line-height="115%" fo:text-align="start" style:justify-single-word="false"/>
      <style:text-properties fo:color="#222222" style:font-name="Arial1" fo:font-size="12pt" style:text-underline-style="solid" style:text-underline-width="auto" style:text-underline-color="font-color" fo:font-weight="normal" style:text-underline-mode="continuous" style:text-overline-mode="continuous" style:text-line-through-mode="continuous" fo:background-color="transparent" style:font-name-asian="Arial1" style:font-name-complex="Arial1"/>
    </style:style>
    <style:style style:name="P4" style:family="paragraph" style:parent-style-name="Standard">
      <style:paragraph-properties fo:margin-top="0cm" fo:margin-bottom="0.353cm" fo:line-height="115%" fo:text-align="start" style:justify-single-word="false"/>
    </style:style>
    <style:style style:name="P5" style:family="paragraph" style:parent-style-name="Standard">
      <style:paragraph-properties fo:margin-top="0cm" fo:margin-bottom="0.353cm" fo:line-height="115%" fo:text-align="start" style:justify-single-word="false"/>
      <style:text-properties fo:color="#222222" style:font-name="Arial1" fo:font-size="12pt" fo:font-weight="normal" fo:background-color="transparent" style:font-name-asian="Arial1" style:font-name-complex="Arial1"/>
    </style:style>
    <style:style style:name="P6" style:family="paragraph" style:parent-style-name="Standard">
      <style:paragraph-properties fo:margin-left="1.27cm" fo:margin-right="0cm" fo:margin-top="0.847cm" fo:margin-bottom="0.212cm" fo:line-height="115%" fo:text-align="start" style:justify-single-word="false" fo:text-indent="0cm" style:auto-text-indent="false"/>
      <style:text-properties fo:color="#222222" style:font-name="Arial1" fo:font-size="18pt" fo:font-weight="bold" fo:background-color="transparent" style:font-name-asian="Arial1" style:font-name-complex="Arial1"/>
    </style:style>
    <style:style style:name="P7" style:family="paragraph" style:parent-style-name="Standard">
      <style:paragraph-properties fo:margin-left="1.27cm" fo:margin-right="0cm" fo:margin-top="0.635cm" fo:margin-bottom="0.141cm" fo:line-height="115%" fo:text-align="start" style:justify-single-word="false" fo:text-indent="0cm" style:auto-text-indent="false"/>
      <style:text-properties fo:color="#000000" style:font-name="Georgia" fo:font-size="12pt" fo:font-style="italic" fo:font-weight="normal" fo:background-color="transparent" style:font-name-asian="Georgia" style:font-name-complex="Georgia"/>
    </style:style>
    <style:style style:name="P8" style:family="paragraph" style:parent-style-name="Standard">
      <style:paragraph-properties fo:margin-left="1.27cm" fo:margin-right="0cm" fo:line-height="115%" fo:text-align="start" style:justify-single-word="false" fo:text-indent="0cm" style:auto-text-indent="false"/>
      <style:text-properties fo:color="#222222" style:font-name="Arial1" fo:font-size="12pt" fo:font-weight="normal" fo:background-color="transparent" style:font-name-asian="Arial1" style:font-name-complex="Arial1"/>
    </style:style>
    <style:style style:name="P9" style:family="paragraph" style:parent-style-name="Standard">
      <style:paragraph-properties fo:margin-left="2cm" fo:margin-right="0cm" fo:line-height="115%" fo:text-align="start" style:justify-single-word="false" fo:text-indent="0cm" style:auto-text-indent="false"/>
      <style:text-properties fo:color="#222222" style:font-name="Arial1" fo:font-size="12pt" fo:font-weight="normal" fo:background-color="transparent" style:font-name-asian="Arial1" style:font-name-complex="Arial1"/>
    </style:style>
    <style:style style:name="P10" style:family="paragraph" style:parent-style-name="Standard">
      <style:paragraph-properties fo:margin-left="2cm" fo:margin-right="0cm" fo:line-height="115%" fo:text-align="start" style:justify-single-word="false" fo:text-indent="0cm" style:auto-text-indent="false"/>
    </style:style>
    <style:style style:name="P11" style:family="paragraph" style:parent-style-name="Heading_20_2">
      <style:paragraph-properties fo:margin-left="2cm" fo:margin-right="0cm" fo:text-indent="-1.016cm" style:auto-text-indent="false"/>
    </style:style>
    <style:style style:name="T1" style:family="text">
      <style:text-properties fo:color="#222222" style:font-name="Arial1" fo:font-size="12pt" fo:font-weight="normal" fo:background-color="transparent" style:font-name-asian="Arial1" style:font-name-complex="Arial1"/>
    </style:style>
    <style:style style:name="T2" style:family="text">
      <style:text-properties fo:color="#222222" style:font-name="Arial1" fo:font-size="12pt" fo:font-weight="bold" fo:background-color="transparent" style:font-name-asian="Arial1" style:font-name-complex="Arial1"/>
    </style:style>
    <style:style style:name="T3" style:family="text">
      <style:text-properties fo:color="#222222" style:font-name="Arial1" fo:font-size="12pt" style:text-underline-style="solid" style:text-underline-width="auto" style:text-underline-color="font-color" fo:font-weight="normal" style:text-underline-mode="continuous" style:text-overline-mode="continuous" style:text-line-through-mode="continuous" fo:background-color="transparent" style:font-name-asian="Arial1" style:font-name-complex="Arial1"/>
    </style:style>
    <style:style style:name="T4" style:family="text">
      <style:text-properties fo:color="#222222" style:font-name="Arial1" fo:font-size="14pt" fo:font-weight="bold" fo:background-color="transparent" style:font-name-asian="Arial1" style:font-name-complex="Arial1"/>
    </style:style>
    <style:style style:name="T5" style:family="text">
      <style:text-properties style:text-position="super 58%"/>
    </style:style>
    <style:style style:name="T6" style:family="text">
      <style:text-properties fo:font-variant="normal" fo:text-transform="none" fo:color="#0000ff" fo:letter-spacing="normal"/>
    </style:style>
    <style:style style:name="T7" style:family="text">
      <style:text-properties fo:font-variant="normal" fo:text-transform="none" fo:color="#0000ff" fo:letter-spacing="normal" fo:font-style="normal"/>
    </style:style>
    <style:style style:name="T8" style:family="text">
      <style:text-properties fo:font-variant="normal" fo:text-transform="none" fo:color="#000000" fo:letter-spacing="normal" fo:font-style="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HARWELL CROQUET CLUB ANNUAL GENERAL MEETING</text:p>
      <text:p text:style-name="P7">Friday 23rd March 2012 at 12:00 in the Harlequin Room</text:p>
      <text:p text:style-name="P8"/>
      <text:p text:style-name="P8">Present: Mike Duck (Chair), Roy Platon(Treas), Steve Fisher (Sec) Ken Gotch, David Moren-Brown, Prue Adams, Gerald Mitchell, Steve Boddy, Jim Bartlett, Mary-Elizabeth Shewry, Barbara Anderson, Liz Morris</text:p>
      <text:h text:style-name="Heading_20_1" text:outline-level="1">1.<text:tab/>Apologies for absence</text:h>
      <text:p text:style-name="P2">Apologies: Judy and Norman Goodall, Helen Walker, Kevin Colton and Peter Mansfield.</text:p>
      <text:h text:style-name="Heading_20_1" text:outline-level="1">2.<text:tab/>Minutes of the 2011 AGM</text:h>
      <text:p text:style-name="P2">The minutes were approved.</text:p>
      <text:h text:style-name="Heading_20_1" text:outline-level="1">3.<text:tab/>Matters arising</text:h>
      <text:p text:style-name="P1"><text:span text:style-name="T2">New bench</text:span><text:span text:style-name="T1"> - The concrete base has been laid and the bench purchased by HLRA with a contribution from us. It will be our responsibility to keep it clean as it is in a position which will suffer from bird droppings.</text:span></text:p>
      <text:p text:style-name="P2"/>
      <text:p text:style-name="P1"><text:span text:style-name="T2">Notice board</text:span><text:span text:style-name="T1"> - Jim will take a photo to display on the board and provide a few leaflets. </text:span><text:span text:style-name="T3">Action - Jim</text:span></text:p>
      <text:p text:style-name="P3"/>
      <text:p text:style-name="P1"><text:span text:style-name="T2">New mallets</text:span><text:span text:style-name="T1"> - Gerald kindly offered the club Ana’s mallets so there will be no need to purchase new ones. Gerald is also working to refurbish other mallets.</text:span></text:p>
      <text:p text:style-name="P2"/>
      <text:p text:style-name="P1"><text:span text:style-name="T2">Extra keys</text:span><text:span text:style-name="T1"> - Two more keys will be cut. </text:span><text:span text:style-name="T3">Action - Gerald</text:span></text:p>
      <text:h text:style-name="Heading_20_1" text:outline-level="1">4.<text:tab/>Reports</text:h>
      <text:h text:style-name="P11" text:outline-level="2"><text:span text:style-name="T4">a.<text:tab/></text:span><text:span text:style-name="T2">Chairman (Mike Duck)</text:span></text:h>
      <text:p text:style-name="P9">Mike that it had been a good year and that the new ladies from Chilton have had a positive effect upon the life of the club.</text:p>
      <text:h text:style-name="P11" text:outline-level="2"><text:span text:style-name="T4">b.<text:tab/></text:span><text:span text:style-name="T2">Secretary (Steve Fisher)</text:span></text:h>
      <text:p text:style-name="P9">Steve reported that the web site does not work properly with some versions of Internet Explorer - he will try to fix it. Meanwhile he has sent an-email with a workaround.</text:p>
      <text:h text:style-name="P11" text:outline-level="2"><text:span text:style-name="T4">c.<text:tab/></text:span><text:span text:style-name="T2">Treasurer (Roy Platon)</text:span></text:h>
      <text:p text:style-name="P9">Roy reported that the balance was down a little this year because of the bench. <text:soft-page-break/>He indicated that there was no need to increase the subscriptions so they stay the same at £20 if Harwell is your main club otherwise £15.</text:p>
      <text:h text:style-name="P11" text:outline-level="2"><text:span text:style-name="T4">d.<text:tab/></text:span><text:span text:style-name="T2">Association representative (Mike Duck)</text:span></text:h>
      <text:p text:style-name="P9">Mike reported that we were near the middle in the SCF league. We were <text:s/>knocked out of the Longman in the first round by Dyffryn (5-2).</text:p>
      <text:h text:style-name="P11" text:outline-level="2"><text:span text:style-name="T4">e.<text:tab/></text:span><text:span text:style-name="T2">Golf representative (Jim Bartlett)</text:span></text:h>
      <text:p text:style-name="P9">Jim reported that <text:s/>were in the lower half of the golf league.</text:p>
      <text:h text:style-name="P11" text:outline-level="2"><text:span text:style-name="T4">f.<text:tab/></text:span><text:span text:style-name="T2">Equipment representative (Gerald Mitchell)</text:span></text:h>
      <text:p text:style-name="P10"><text:span text:style-name="T1">The alignment tool has not been found. There have been a number of thefts so we might presume that it has been stolen. The meeting decided that a new one should be purchased <text:s/></text:span><text:span text:style-name="T3">Action - Roy</text:span><text:span text:style-name="T1">. The meeting discussed whether or not we should bring the hoops in as they would be quite expensive to replace. Mike suggested that we should bring in just one set as a compromise. However there was a large majority in favour of bring all hoops back in. Gerald will mark the hoops to identify their correct position on the lawn.</text:span></text:p>
      <text:h text:style-name="Heading_20_1" text:outline-level="1">5.<text:tab/>The coming season</text:h>
      <text:h text:style-name="P11" text:outline-level="2"><text:span text:style-name="T4">a.<text:tab/></text:span><text:span text:style-name="T2">Club sessions</text:span></text:h>
      <text:p text:style-name="P9">It was decided to keep and keep the Tuesday and Wednesday sessions as they are - starting at 10:00. People should try to arrive on time. Monday will now be from 16:00 and Friday (instead of Thursday) afternoon/evening from 14:00. On the first Tuesday of the month there will be lunch at a local pub.</text:p>
      <text:h text:style-name="P11" text:outline-level="2"><text:span text:style-name="T4">b.<text:tab/></text:span><text:span text:style-name="T2">Charity One Ball</text:span></text:h>
      <text:p text:style-name="P9">A letter from Kevin Carter had explained about this event which raised £2678 on behalf of the Breast Cancer Campaign's 'Sports Club Challenge' last year. Blewbury will be running a heat and it was suggested that we might join in with them.</text:p>
      <text:h text:style-name="P11" text:outline-level="2"><text:span text:style-name="T4">c.<text:tab/></text:span><text:span text:style-name="T2">Longman Cup</text:span></text:h>
      <text:p text:style-name="P9">We have entered again this year - the first game is against Watford on May 19<text:span text:style-name="T5">th</text:span>.</text:p>
      <text:h text:style-name="P11" text:outline-level="2"><text:span text:style-name="T4">d.<text:tab/></text:span><text:span text:style-name="T2">Founder’s bowl</text:span></text:h>
      <text:p text:style-name="P9"><text:span text:style-name="T8">This will probably be a Swiss all-play-all (with 6 entrants).</text:span> It was agreed that those entering must commit to playing their games.</text:p>
      <text:h text:style-name="P11" text:outline-level="2"><text:span text:style-name="T4">e.<text:tab/></text:span><text:span text:style-name="T2">Golf croquet cup</text:span></text:h>
      <text:p text:style-name="P9"><text:span text:style-name="T8">This will probably be a two-section Swiss, as there are expected to be at least 10 entrants, with the two section winners meeting in the final. </text:span>Again we need <text:s/>commitment <text:s/>to play the games.</text:p>
      <text:h text:style-name="P11" text:outline-level="2"><text:soft-page-break/><text:span text:style-name="T4">f.<text:tab/></text:span><text:span text:style-name="T2">SCF Association League</text:span></text:h>
      <text:p text:style-name="P9">We will play again this year.</text:p>
      <text:h text:style-name="P11" text:outline-level="2"><text:span text:style-name="T4">g.<text:tab/></text:span><text:span text:style-name="T2">SCF Golf Leagues</text:span></text:h>
      <text:p text:style-name="P9">This year we are entering two non-handicapped leagues - one doubles only and one with both singles and doubles games. We will play in ten games overall.</text:p>
      <text:h text:style-name="P11" text:outline-level="2"><text:span text:style-name="T4">h.<text:tab/></text:span><text:span text:style-name="T2">Solstice</text:span></text:h>
      <text:p text:style-name="P9">Jim reported that the Solstice competition would be held at Ryde this year. He recommended it as a good event.</text:p>
      <text:h text:style-name="P11" text:outline-level="2"><text:span text:style-name="T4">i.<text:tab/></text:span><text:span text:style-name="T2">Blewbury &amp; Harwell Croquet Clubs July Weekend Handicap</text:span></text:h>
      <text:p text:style-name="P9">This will be held at both clubs on the the Saturday and on the Sunday morning. The finals will be at Blewbury on Sunday afternoon.</text:p>
      <text:h text:style-name="P11" text:outline-level="2"><text:span text:style-name="T4">j.<text:tab/></text:span><text:span text:style-name="T2">Friendlies</text:span></text:h>
      <text:p text:style-name="P9">Jim plans to arrange six or seven Golf Croquet friendlies during the season.</text:p>
      <text:h text:style-name="Heading_20_1" text:outline-level="1">6.<text:tab/>Election of officers</text:h>
      <text:p text:style-name="P2">No change</text:p>
      <text:h text:style-name="Heading_20_1" text:outline-level="1">7.<text:tab/>Any other business</text:h>
      <text:p text:style-name="P5">Steve said that there was a problem with the web site on recent versions of IE 9 - click on the torn sheet of paper at the top to select it or use a different browser and the problem should go away</text:p>
      <text:p text:style-name="P5">Jim said that he planned to organise a one day internal golf event in Spring as well as the one in Autumn. </text:p>
      <text:p text:style-name="P5">Jim said that he would be happy to coach especially at the start of the season.</text:p>
      <text:p text:style-name="P5">The lawns will be marked out next Wednesday.</text:p>
      <text:p text:style-name="P4"><text:span text:style-name="T1">Steve was approached by “Spice Thames Valley and Solent”. They would like to offer croquet to their members. Jim will follow this up. </text:span><text:span text:style-name="T3">Action - Jim.</text:span></text:p>
      <text:p text:style-name="P4"><text:span text:style-name="T3">J</text:span><text:span text:style-name="T1">im will write a news item for the MyHarwell web site <text:s/>- </text:span><text:span text:style-name="T3">Action - Jim.</text:span></text:p>
      <text:p text:style-name="P4"><text:span text:style-name="T1">Jim suggested that we should buy a container for the kettle and food items - </text:span><text:span text:style-name="T3">Action - Jim</text:span></text:p>
      <text:p text:style-name="P3"/>
      <text:p text:style-name="P2"/>
      <text:p text:style-name="P2">The meeting closed at 13:10</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Georgia" svg:font-family="Georgia"/>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04-07T23:06:38.50</dc:date>
    <dc:creator>Steve Fisher</dc:creator>
    <meta:generator>OpenOffice.org/3.3$Win32 OpenOffice.org_project/330m20$Build-9567</meta:generator>
    <meta:document-statistic meta:table-count="0" meta:image-count="0" meta:object-count="0" meta:page-count="3" meta:paragraph-count="57" meta:word-count="900" meta:character-count="4910"/>
    <meta:editing-duration>PT5H55M58S</meta:editing-duration>
    <meta:editing-cycles>1</meta:editing-cycles>
  </office:meta>
</office:document-meta>
</file>